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e5f5e0" draw:marker-start-width="0.321cm" draw:marker-end-width="0.321cm" svg:stroke-opacity="100%" draw:fill="solid" draw:fill-color="#e5f5e0" draw:opacity="25%" draw:textarea-horizontal-align="justify" draw:textarea-vertical-align="top" draw:auto-grow-height="false" fo:min-height="10.55cm" fo:min-width="20.053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fee8c8" draw:marker-start-width="0.321cm" draw:marker-end-width="0.321cm" svg:stroke-opacity="100%" draw:fill="solid" draw:fill-color="#fee8c8" draw:opacity="40%" draw:textarea-horizontal-align="justify" draw:textarea-vertical-align="top" draw:auto-grow-height="false" fo:min-height="9.45cm" fo:min-width="20.053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ece7f2" draw:marker-start-width="0.321cm" draw:marker-end-width="0.321cm" svg:stroke-opacity="100%" draw:fill="solid" draw:fill-color="#ece7f2" draw:opacity="40%" draw:textarea-horizontal-align="justify" draw:textarea-vertical-align="top" draw:auto-grow-height="false" fo:min-height="5.55cm" fo:min-width="20.053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dbb84" draw:marker-start-width="0.321cm" draw:marker-end-width="0.321cm" svg:stroke-opacity="25%" draw:fill-color="#e34a33" draw:opacity="25%" draw:textarea-horizontal-align="justify" draw:textarea-vertical-align="middle" draw:auto-grow-height="false" fo:min-height="3.279cm" fo:min-width="4.43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327cm"/>
    </style:style>
    <style:style style:name="gr6" style:family="graphic" style:parent-style-name="standard">
      <style:graphic-properties svg:stroke-width="0.081cm" svg:stroke-color="#fdbb33" draw:marker-start-width="0.321cm" draw:marker-end-width="0.321cm" svg:stroke-opacity="25%" draw:fill-color="#e34a33" draw:opacity="25%" draw:textarea-horizontal-align="justify" draw:textarea-vertical-align="middle" draw:auto-grow-height="false" fo:min-height="3.279cm" fo:min-width="4.43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7cm"/>
    </style:style>
    <style:style style:name="gr8" style:family="graphic" style:parent-style-name="standard">
      <style:graphic-properties svg:stroke-width="0.081cm" svg:stroke-color="#a6bddb" draw:marker-start-width="0.321cm" draw:marker-end-width="0.321cm" svg:stroke-opacity="25%" draw:fill-color="#2b8cbe" draw:opacity="25%" draw:textarea-horizontal-align="justify" draw:textarea-vertical-align="middle" draw:auto-grow-height="false" fo:min-height="3.034cm" fo:min-width="11.858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95cm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46cm"/>
    </style:style>
    <style:style style:name="gr11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2" style:family="graphic" style:parent-style-name="standard">
      <style:graphic-properties svg:stroke-width="0.081cm" svg:stroke-color="#999999" draw:marker-start-width="0.321cm" draw:marker-end-width="0.321cm" draw:fill-color="#dddddd" draw:textarea-horizontal-align="justify" draw:textarea-vertical-align="middle" draw:auto-grow-height="false" fo:min-height="0.837cm" fo:min-width="4.093cm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93cm"/>
    </style:style>
    <style:style style:name="gr14" style:family="graphic" style:parent-style-name="standard">
      <style:graphic-properties draw:stroke="dash" draw:stroke-dash="Dashed_20__28_var_29_" svg:stroke-width="0.053cm" svg:stroke-color="#b2b2b2" draw:marker-start-width="0.279cm" draw:marker-end-width="0.279cm" draw:fill="none" draw:fill-color="#729fcf" draw:textarea-horizontal-align="justify" draw:textarea-vertical-align="middle" draw:auto-grow-height="false" fo:min-height="6.35cm" fo:min-width="4.501cm" fo:padding-top="0.151cm" fo:padding-bottom="0.151cm" fo:padding-left="0.276cm" fo:padding-right="0.276cm"/>
    </style:style>
    <style:style style:name="gr15" style:family="graphic" style:parent-style-name="standard">
      <style:graphic-properties svg:stroke-width="0.081cm" svg:stroke-color="#fdbb33" draw:marker-start-width="0.321cm" draw:marker-end-width="0.321cm" svg:stroke-opacity="25%" draw:fill-color="#e34a33" draw:opacity="25%" draw:textarea-horizontal-align="justify" draw:textarea-vertical-align="middle" draw:auto-grow-height="false" fo:min-height="2.828cm" fo:min-width="4.48cm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9cm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91cm"/>
    </style:style>
    <style:style style:name="gr18" style:family="graphic" style:parent-style-name="standard">
      <style:graphic-properties draw:stroke="dash" draw:stroke-dash="Dashed_20__28_var_29_" svg:stroke-width="0.053cm" svg:stroke-color="#b2b2b2" draw:marker-start-width="0.279cm" draw:marker-end-width="0.279cm" draw:fill="none" draw:fill-color="#729fcf" draw:textarea-horizontal-align="justify" draw:textarea-vertical-align="middle" draw:auto-grow-height="false" fo:min-height="6.253cm" fo:min-width="4.501cm" fo:padding-top="0.151cm" fo:padding-bottom="0.151cm" fo:padding-left="0.276cm" fo:padding-right="0.276cm"/>
    </style:style>
    <style:style style:name="gr19" style:family="graphic" style:parent-style-name="standard">
      <style:graphic-properties draw:stroke="dash" draw:stroke-dash="Dashed_20__28_var_29_" svg:stroke-width="0.053cm" svg:stroke-color="#b2b2b2" draw:marker-start-width="0.279cm" draw:marker-end-width="0.279cm" draw:fill="none" draw:fill-color="#729fcf" draw:textarea-horizontal-align="justify" draw:textarea-vertical-align="middle" draw:auto-grow-height="false" fo:min-height="8.556cm" fo:min-width="6.306cm" fo:padding-top="0.151cm" fo:padding-bottom="0.151cm" fo:padding-left="0.276cm" fo:padding-right="0.276cm"/>
    </style:style>
    <style:style style:name="gr20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5f5e0" draw:opacity="25%"/>
      <style:paragraph-properties fo:text-align="center"/>
      <style:text-properties style:font-name="Calibri" fo:font-weight="bold" style:font-weight-asian="bold" style:font-weight-complex="bold"/>
    </style:style>
    <style:style style:name="P3" style:family="paragraph">
      <loext:graphic-properties draw:fill="solid" draw:fill-color="#fee8c8" draw:opacity="40%"/>
      <style:paragraph-properties fo:text-align="center"/>
      <style:text-properties style:font-name="Calibri" fo:font-weight="bold" style:font-weight-asian="bold" style:font-weight-complex="bold"/>
    </style:style>
    <style:style style:name="P4" style:family="paragraph">
      <loext:graphic-properties draw:fill="solid" draw:fill-color="#ece7f2" draw:opacity="40%"/>
      <style:paragraph-properties fo:text-align="center"/>
      <style:text-properties style:font-name="Calibri" fo:font-weight="bold" style:font-weight-asian="bold" style:font-weight-complex="bold"/>
    </style:style>
    <style:style style:name="P5" style:family="paragraph">
      <loext:graphic-properties draw:fill-color="#e34a33" draw:opacity="25%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Arial Black" fo:font-size="14pt" fo:font-weight="bold" style:font-weight-asian="bold" style:font-weight-complex="bold"/>
    </style:style>
    <style:style style:name="P7" style:family="paragraph">
      <loext:graphic-properties draw:fill-color="#2b8cbe" draw:opacity="25%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Calibri" fo:font-size="16pt" style:font-size-asian="16pt" style:font-size-complex="16pt"/>
    </style:style>
    <style:style style:name="P9" style:family="paragraph">
      <loext:graphic-properties draw:fill="none" draw:fill-color="#ffffff"/>
      <style:paragraph-properties fo:text-align="center"/>
      <style:text-properties style:font-name="Calibri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dddddd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style:font-name="Arial Black" fo:font-size="14pt"/>
    </style:style>
    <style:style style:name="P13" style:family="paragraph">
      <loext:graphic-properties draw:fill="none" draw:fill-color="#729fcf"/>
      <style:paragraph-properties fo:text-align="center"/>
    </style:style>
    <style:style style:name="P14" style:family="paragraph">
      <loext:graphic-properties draw:fill-color="#ffffff"/>
    </style:style>
    <style:style style:name="T1" style:family="text">
      <style:text-properties style:font-name="Calibri" fo:font-weight="bold" style:font-weight-asian="bold" style:font-weight-complex="bold"/>
    </style:style>
    <style:style style:name="T2" style:family="text">
      <style:text-properties style:font-name="Calibri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Calibri" fo:font-size="16pt" style:font-size-asian="16pt" style:font-size-complex="16pt"/>
    </style:style>
    <style:style style:name="T4" style:family="text">
      <style:text-properties style:font-name="Calibri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draw:layer="layout" svg:width="20.553cm" svg:height="10.8cm" svg:x="0.295cm" svg:y="16.8cm">
          <text:p text:style-name="P1"><text:span text:style-name="T1">NETWORK FEATU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0.553cm" svg:height="9.7cm" svg:x="0.3cm" svg:y="0.5cm">
          <text:p text:style-name="P1"><text:span text:style-name="T1">ADMINISTRATIVE MAPZON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0.553cm" svg:height="5.8cm" svg:x="0.295cm" svg:y="10.6cm">
          <text:p text:style-name="P1"><text:span text:style-name="T1">FUNCTIONAL MAPZO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4" draw:id="id14">
          <draw:custom-shape draw:style-name="gr4" draw:text-style-name="P5" draw:layer="layout" svg:width="5.4cm" svg:height="3.999cm" svg:x="4.8cm" svg:y="1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6" draw:layer="layout" svg:width="4.968cm" svg:height="3.577cm" svg:x="5.016cm" svg:y="1.862cm">
            <draw:text-box>
              <text:p text:style-name="P1"><text:span text:style-name="T2">Municipality</text:span></text:p>
            </draw:text-box>
          </draw:frame>
        </draw:g>
        <draw:g xml:id="id9" draw:id="id9">
          <draw:custom-shape draw:style-name="gr6" draw:text-style-name="P5" xml:id="id5" draw:id="id5" draw:layer="layout" svg:width="5.4cm" svg:height="3.999cm" svg:x="11.401cm" svg:y="1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6" xml:id="id1" draw:id="id1" draw:layer="layout" svg:width="4.968cm" svg:height="1.12cm" svg:x="11.617cm" svg:y="2cm">
            <draw:text-box>
              <text:p text:style-name="P1"><text:span text:style-name="T2">Macroexploitation</text:span></text:p>
            </draw:text-box>
          </draw:frame>
          <draw:frame draw:style-name="gr7" draw:text-style-name="P6" xml:id="id2" draw:id="id2" draw:layer="layout" svg:width="4.968cm" svg:height="1.12cm" svg:x="11.617cm" svg:y="4.239cm">
            <draw:text-box>
              <text:p text:style-name="P1"><text:span text:style-name="T2">Exploitation</text:span></text:p>
            </draw:text-box>
          </draw:frame>
        </draw:g>
        <draw:g xml:id="id12" draw:id="id12">
          <draw:custom-shape draw:style-name="gr8" draw:text-style-name="P7" draw:layer="layout" svg:width="12.8cm" svg:height="3.726cm" svg:x="4.3cm" svg:y="11.94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8" xml:id="id3" draw:id="id3" draw:layer="layout" svg:width="11.778cm" svg:height="1.045cm" svg:x="4.811cm" svg:y="12.244cm">
            <draw:text-box>
              <text:p text:style-name="P1"><text:span text:style-name="T3">Macrosector</text:span></text:p>
            </draw:text-box>
          </draw:frame>
          <draw:frame draw:style-name="gr10" draw:text-style-name="P9" xml:id="id4" draw:id="id4" draw:layer="layout" svg:width="11.778cm" svg:height="0.941cm" svg:x="4.811cm" svg:y="14.458cm">
            <draw:text-box>
              <text:p text:style-name="P1"><text:span text:style-name="T2">Sector</text:span></text:p>
            </draw:text-box>
          </draw:frame>
        </draw:g>
        <draw:connector draw:style-name="gr11" draw:text-style-name="P10" draw:layer="layout" svg:x1="14.101cm" svg:y1="3.12cm" svg:x2="14.101cm" svg:y2="4.239cm" draw:start-shape="id1" draw:start-glue-point="2" draw:end-shape="id2" draw:end-glue-point="0" svg:d="M14101 3120v1119" svg:viewBox="0 0 1 1120">
          <text:p/>
        </draw:connector>
        <draw:connector draw:style-name="gr11" draw:text-style-name="P10" draw:layer="layout" svg:x1="10.7cm" svg:y1="13.289cm" svg:x2="10.7cm" svg:y2="14.458cm" draw:start-shape="id3" draw:start-glue-point="2" draw:end-shape="id4" draw:end-glue-point="0" svg:d="M10700 13289v1169" svg:viewBox="0 0 1 1170">
          <text:p/>
        </draw:connector>
        <draw:g xml:id="id6" draw:id="id6">
          <draw:g>
            <draw:custom-shape draw:style-name="gr12" draw:text-style-name="P11" draw:layer="layout" svg:width="4.799cm" svg:height="1.293cm" svg:x="11.3cm" svg:y="18.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3" draw:text-style-name="P12" draw:layer="layout" svg:width="4.415cm" svg:height="1.243cm" svg:x="11.492cm" svg:y="18.55cm">
              <draw:text-box>
                <text:p text:style-name="P1"><text:span text:style-name="T4">Psector</text:span></text:p>
              </draw:text-box>
            </draw:frame>
          </draw:g>
          <draw:g>
            <draw:custom-shape draw:style-name="gr12" draw:text-style-name="P11" draw:layer="layout" svg:width="4.799cm" svg:height="1.293cm" svg:x="11.3cm" svg:y="20.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3" draw:text-style-name="P12" draw:layer="layout" svg:width="4.415cm" svg:height="1.243cm" svg:x="11.492cm" svg:y="20.25cm">
              <draw:text-box>
                <text:p text:style-name="P1"><text:span text:style-name="T4">Link</text:span></text:p>
              </draw:text-box>
            </draw:frame>
          </draw:g>
          <draw:g>
            <draw:custom-shape draw:style-name="gr12" draw:text-style-name="P11" draw:layer="layout" svg:width="4.799cm" svg:height="1.293cm" svg:x="11.3cm" svg:y="21.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3" draw:text-style-name="P12" draw:layer="layout" svg:width="4.415cm" svg:height="1.243cm" svg:x="11.492cm" svg:y="21.95cm">
              <draw:text-box>
                <text:p text:style-name="P1"><text:span text:style-name="T4">Element</text:span></text:p>
              </draw:text-box>
            </draw:frame>
          </draw:g>
          <draw:g>
            <draw:custom-shape draw:style-name="gr12" draw:text-style-name="P11" draw:layer="layout" svg:width="4.799cm" svg:height="1.293cm" svg:x="11.3cm" svg:y="23.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3" draw:text-style-name="P12" draw:layer="layout" svg:width="4.415cm" svg:height="1.243cm" svg:x="11.492cm" svg:y="23.65cm">
              <draw:text-box>
                <text:p text:style-name="P1"><text:span text:style-name="T4">Dimensions</text:span></text:p>
              </draw:text-box>
            </draw:frame>
          </draw:g>
          <draw:custom-shape draw:style-name="gr14" draw:text-style-name="P13" draw:layer="layout" svg:width="5.599cm" svg:height="7.198cm" svg:x="10.901cm" svg:y="18.1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1" draw:text-style-name="P10" draw:layer="layout" draw:line-skew="2.857cm" svg:x1="16.801cm" svg:y1="3.6cm" svg:x2="16.5cm" svg:y2="21.701cm" draw:start-shape="id5" draw:start-glue-point="1" draw:end-shape="id6" svg:d="M16801 3600h3399v18101h-3700" svg:viewBox="0 0 3701 18102">
          <text:p/>
        </draw:connector>
        <draw:g xml:id="id10" draw:id="id10">
          <draw:custom-shape draw:style-name="gr15" draw:text-style-name="P5" draw:layer="layout" svg:width="5.4cm" svg:height="3.498cm" svg:x="8.002cm" svg:y="6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6" xml:id="id7" draw:id="id7" draw:layer="layout" svg:width="4.968cm" svg:height="0.941cm" svg:x="8.218cm" svg:y="6.553cm">
            <draw:text-box>
              <text:p text:style-name="P1"><text:span text:style-name="T4">Macrodma</text:span></text:p>
            </draw:text-box>
          </draw:frame>
          <draw:frame draw:style-name="gr17" draw:text-style-name="P6" xml:id="id8" draw:id="id8" draw:layer="layout" svg:width="4.968cm" svg:height="0.941cm" svg:x="8.218cm" svg:y="8.635cm">
            <draw:text-box>
              <text:p text:style-name="P1"><text:span text:style-name="T2">Dma</text:span></text:p>
            </draw:text-box>
          </draw:frame>
        </draw:g>
        <draw:g xml:id="id11" draw:id="id11">
          <draw:g>
            <draw:custom-shape draw:style-name="gr12" draw:text-style-name="P11" draw:layer="layout" svg:width="4.799cm" svg:height="1.293cm" svg:x="4.4cm" svg:y="18.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3" draw:text-style-name="P12" draw:layer="layout" svg:width="4.415cm" svg:height="1.243cm" svg:x="4.592cm" svg:y="18.55cm">
              <draw:text-box>
                <text:p text:style-name="P1"><text:span text:style-name="T4">Node</text:span></text:p>
              </draw:text-box>
            </draw:frame>
          </draw:g>
          <draw:g>
            <draw:custom-shape draw:style-name="gr12" draw:text-style-name="P11" draw:layer="layout" svg:width="4.799cm" svg:height="1.293cm" svg:x="4.4cm" svg:y="20.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3" draw:text-style-name="P12" draw:layer="layout" svg:width="4.415cm" svg:height="1.243cm" svg:x="4.592cm" svg:y="20.25cm">
              <draw:text-box>
                <text:p text:style-name="P1"><text:span text:style-name="T4">Arc</text:span></text:p>
              </draw:text-box>
            </draw:frame>
          </draw:g>
          <draw:g>
            <draw:custom-shape draw:style-name="gr12" draw:text-style-name="P11" draw:layer="layout" svg:width="4.799cm" svg:height="1.293cm" svg:x="4.4cm" svg:y="21.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3" draw:text-style-name="P12" draw:layer="layout" svg:width="4.415cm" svg:height="1.243cm" svg:x="4.592cm" svg:y="21.95cm">
              <draw:text-box>
                <text:p text:style-name="P1"><text:span text:style-name="T4">Connec</text:span></text:p>
              </draw:text-box>
            </draw:frame>
          </draw:g>
          <draw:custom-shape draw:style-name="gr18" draw:text-style-name="P13" draw:layer="layout" svg:width="5.599cm" svg:height="7.101cm" svg:x="4.001cm" svg:y="18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2" draw:text-style-name="P11" draw:layer="layout" svg:width="4.799cm" svg:height="1.293cm" svg:x="4.4cm" svg:y="23.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3" draw:text-style-name="P12" draw:layer="layout" svg:width="4.415cm" svg:height="1.243cm" svg:x="4.592cm" svg:y="23.65cm">
              <draw:text-box>
                <text:p text:style-name="P1"><text:span text:style-name="T4">Gully</text:span></text:p>
              </draw:text-box>
            </draw:frame>
          </draw:g>
        </draw:g>
        <draw:g>
          <draw:custom-shape draw:style-name="gr12" draw:text-style-name="P11" draw:layer="layout" svg:width="4.799cm" svg:height="1.293cm" svg:x="4.4cm" svg:y="25.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2" draw:layer="layout" svg:width="4.415cm" svg:height="1.243cm" svg:x="4.592cm" svg:y="25.65cm">
            <draw:text-box>
              <text:p text:style-name="P1"><text:span text:style-name="T4">Subcatchment</text:span></text:p>
            </draw:text-box>
          </draw:frame>
        </draw:g>
        <draw:custom-shape draw:style-name="gr19" draw:text-style-name="P13" xml:id="id13" draw:id="id13" draw:layer="layout" svg:width="7.6cm" svg:height="9.6cm" svg:x="3cm" svg:y="1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0" draw:layer="layout" svg:x1="10.702cm" svg:y1="7.494cm" svg:x2="10.702cm" svg:y2="8.635cm" draw:start-shape="id7" draw:start-glue-point="2" draw:end-shape="id8" draw:end-glue-point="0" svg:d="M10702 7494v1141" svg:viewBox="0 0 1 1142">
          <text:p/>
        </draw:connector>
        <draw:connector draw:style-name="gr11" draw:text-style-name="P10" draw:layer="layout" svg:x1="14.101cm" svg:y1="5.6cm" svg:x2="13.402cm" svg:y2="8.051cm" draw:start-shape="id9" draw:start-glue-point="2" draw:end-shape="id10" draw:end-glue-point="1" svg:d="M14101 5600v2451h-699" svg:viewBox="0 0 700 2452">
          <text:p/>
        </draw:connector>
        <draw:connector draw:style-name="gr11" draw:text-style-name="P10" draw:layer="layout" draw:line-skew="-1.073cm" svg:x1="8.002cm" svg:y1="8.051cm" svg:x2="4.001cm" svg:y2="21.65cm" draw:start-shape="id10" draw:start-glue-point="3" draw:end-shape="id11" draw:end-glue-point="3" svg:d="M8002 8051h-5602v13599h1601" svg:viewBox="0 0 5603 13600">
          <text:p/>
        </draw:connector>
        <draw:connector draw:style-name="gr11" draw:text-style-name="P10" draw:layer="layout" draw:line-skew="-0.345cm" svg:x1="10.7cm" svg:y1="15.675cm" svg:x2="6.8cm" svg:y2="17.8cm" draw:start-shape="id12" draw:start-glue-point="2" draw:end-shape="id13" svg:d="M10700 15675v725h-3900v1400" svg:viewBox="0 0 3901 2126">
          <text:p/>
        </draw:connector>
        <draw:connector draw:style-name="gr11" draw:text-style-name="P10" draw:layer="layout" draw:line-skew="-2.073cm" svg:x1="4.8cm" svg:y1="3.599cm" svg:x2="4.001cm" svg:y2="21.65cm" draw:start-shape="id14" draw:start-glue-point="3" draw:end-shape="id11" draw:end-glue-point="3" svg:d="M4800 3599h-3400v18051h2601" svg:viewBox="0 0 3401 18052">
          <text:p/>
        </draw:connector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8cm" fo:margin-bottom="0cm" fo:text-indent="0cm"/>
      <style:text-properties fo:font-size="49.7999992370606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31cm" fo:margin-bottom="0cm" fo:text-indent="0cm"/>
      <style:text-properties fo:font-size="42.5999984741211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3cm" fo:margin-bottom="0cm" fo:text-indent="0cm"/>
      <style:text-properties fo:font-size="35.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Predeterminado" style:page-layout-name="PM1" draw:style-name="Mdp1">
      <draw:frame presentation:style-name="Predeterminado-title" draw:layer="backgroundobjects" svg:width="18.9cm" svg:height="4.675cm" svg:x="1.047cm" svg:y="1.117cm" presentation:class="title" presentation:placeholder="true">
        <draw:text-box/>
      </draw:frame>
      <draw:frame presentation:style-name="Predeterminado-outline1" draw:layer="backgroundobjects" svg:width="18.9cm" svg:height="16.238cm" svg:x="1.047cm" svg:y="6.548cm" presentation:class="outline" presentation:placeholder="true">
        <draw:text-box/>
      </draw:frame>
      <draw:frame presentation:style-name="Mpr1" draw:text-style-name="MP2" draw:layer="backgroundobjects" svg:width="4.893cm" svg:height="1.93cm" svg:x="1.047cm" svg:y="25.50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7cm" svg:height="1.93cm" svg:x="7.179cm" svg:y="25.50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3cm" svg:height="1.93cm" svg:x="15.054cm" svg:y="25.50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5T15:30:31.809000000</meta:creation-date>
    <dc:date>2020-11-10T13:16:38.910000000</dc:date>
    <meta:editing-duration>PT1H50M12S</meta:editing-duration>
    <meta:editing-cycles>8</meta:editing-cycles>
    <meta:generator>LibreOffice/5.2.5.1$Windows_x86 LibreOffice_project/0312e1a284a7d50ca85a365c316c7abbf20a4d22</meta:generator>
    <meta:document-statistic meta:object-count="81"/>
  </office:meta>
</office:document-meta>
</file>